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726" officeooo:paragraph-rsid="000a9726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a9726" officeooo:paragraph-rsid="000c0e9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cde3e" officeooo:paragraph-rsid="000cde3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de3e" officeooo:paragraph-rsid="000e4a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de3e" officeooo:paragraph-rsid="000e7d8a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4a4b" officeooo:paragraph-rsid="000e4a4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e7d8a" officeooo:paragraph-rsid="000e7d8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a9726" officeooo:paragraph-rsid="000a972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0e93" officeooo:paragraph-rsid="000c0e9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e7d8a" officeooo:paragraph-rsid="000e4a4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7d8a" officeooo:paragraph-rsid="000e7d8a" style:font-weight-asian="normal" style:font-weight-complex="normal"/>
    </style:style>
    <style:style style:name="P15" style:family="paragraph" style:parent-style-name="Standard">
      <style:text-properties style:text-underline-style="none" officeooo:rsid="000a9726" officeooo:paragraph-rsid="000a9726"/>
    </style:style>
    <style:style style:name="P16" style:family="paragraph" style:parent-style-name="Standard">
      <style:text-properties officeooo:paragraph-rsid="000a9726"/>
    </style:style>
    <style:style style:name="P17" style:family="paragraph" style:parent-style-name="Standard">
      <style:text-properties fo:font-weight="normal" officeooo:paragraph-rsid="000a9726" style:font-weight-asian="normal" style:font-weight-complex="normal"/>
    </style:style>
    <style:style style:name="P18" style:family="paragraph" style:parent-style-name="Standard">
      <style:text-properties fo:font-weight="normal" officeooo:rsid="000a9726" officeooo:paragraph-rsid="000a9726" style:font-weight-asian="normal" style:font-weight-complex="normal"/>
    </style:style>
    <style:style style:name="P19" style:family="paragraph" style:parent-style-name="Standard">
      <style:text-properties officeooo:paragraph-rsid="00109ccc"/>
    </style:style>
    <style:style style:name="P20" style:family="paragraph" style:parent-style-name="Standard">
      <style:text-properties officeooo:paragraph-rsid="001199c2"/>
    </style:style>
    <style:style style:name="P21" style:family="paragraph" style:parent-style-name="Standard">
      <style:text-properties style:text-underline-style="none" fo:font-weight="bold" officeooo:rsid="000fd81a" officeooo:paragraph-rsid="00109ccc" style:font-weight-asian="bold" style:font-weight-complex="bold"/>
    </style:style>
    <style:style style:name="P22" style:family="paragraph" style:parent-style-name="Standard">
      <style:text-properties style:text-underline-style="none" fo:font-weight="normal" officeooo:rsid="00109ccc" officeooo:paragraph-rsid="00109ccc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20023" officeooo:paragraph-rsid="00120023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20023" officeooo:paragraph-rsid="0013c73f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20023" officeooo:paragraph-rsid="0014bf7c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20023" officeooo:paragraph-rsid="0019897f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20023" officeooo:paragraph-rsid="001ac78f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cde3e" officeooo:paragraph-rsid="00120023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e4a4b" officeooo:paragraph-rsid="0013c73f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e7d8a" officeooo:paragraph-rsid="000e7d8a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0e7d8a" officeooo:paragraph-rsid="0017423f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9897f" officeooo:paragraph-rsid="0019897f" style:font-weight-asian="normal" style:font-weight-complex="normal"/>
    </style:style>
    <style:style style:name="P35" style:family="paragraph" style:parent-style-name="Standard">
      <style:text-properties fo:font-weight="normal" officeooo:rsid="00120023" officeooo:paragraph-rsid="00120023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726" style:font-weight-asian="normal" style:font-weight-complex="normal"/>
    </style:style>
    <style:style style:name="T3" style:family="text">
      <style:text-properties fo:font-weight="normal" officeooo:rsid="000c0e93" style:font-weight-asian="normal" style:font-weight-complex="normal"/>
    </style:style>
    <style:style style:name="T4" style:family="text">
      <style:text-properties fo:font-weight="normal" officeooo:rsid="000cde3e" style:font-weight-asian="normal" style:font-weight-complex="normal"/>
    </style:style>
    <style:style style:name="T5" style:family="text">
      <style:text-properties fo:font-weight="normal" officeooo:rsid="000e4a4b" style:font-weight-asian="normal" style:font-weight-complex="normal"/>
    </style:style>
    <style:style style:name="T6" style:family="text">
      <style:text-properties fo:font-weight="normal" officeooo:rsid="000e7d8a" style:font-weight-asian="normal" style:font-weight-complex="normal"/>
    </style:style>
    <style:style style:name="T7" style:family="text">
      <style:text-properties fo:font-weight="normal" officeooo:rsid="000f28d6" style:font-weight-asian="normal" style:font-weight-complex="normal"/>
    </style:style>
    <style:style style:name="T8" style:family="text">
      <style:text-properties fo:font-weight="normal" officeooo:rsid="000fb35f" style:font-weight-asian="normal" style:font-weight-complex="normal"/>
    </style:style>
    <style:style style:name="T9" style:family="text">
      <style:text-properties fo:font-weight="normal" officeooo:rsid="0013c73f" style:font-weight-asian="normal" style:font-weight-complex="normal"/>
    </style:style>
    <style:style style:name="T10" style:family="text">
      <style:text-properties fo:font-weight="normal" officeooo:rsid="00167363" style:font-weight-asian="normal" style:font-weight-complex="normal"/>
    </style:style>
    <style:style style:name="T11" style:family="text">
      <style:text-properties style:text-underline-style="none" fo:font-weight="bold" officeooo:rsid="000a9726" style:font-weight-asian="bold" style:font-weight-complex="bold"/>
    </style:style>
    <style:style style:name="T12" style:family="text">
      <style:text-properties style:text-underline-style="none" fo:font-weight="bold" officeooo:rsid="000fd81a" style:font-weight-asian="bold" style:font-weight-complex="bold"/>
    </style:style>
    <style:style style:name="T13" style:family="text">
      <style:text-properties style:text-underline-style="none" fo:font-weight="bold" officeooo:rsid="00109ccc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09ccc" style:font-weight-asian="normal" style:font-weight-complex="normal"/>
    </style:style>
    <style:style style:name="T16" style:family="text">
      <style:text-properties style:text-underline-style="none" fo:font-weight="normal" officeooo:rsid="000fd81a" style:font-weight-asian="normal" style:font-weight-complex="normal"/>
    </style:style>
    <style:style style:name="T17" style:family="text">
      <style:text-properties style:text-underline-style="none" fo:font-weight="normal" officeooo:rsid="001199c2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a9726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normal" officeooo:rsid="000e7d8a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09ccc" style:font-weight-asian="normal" style:font-weight-complex="normal"/>
    </style:style>
    <style:style style:name="T22" style:family="text">
      <style:text-properties officeooo:rsid="0013c73f"/>
    </style:style>
    <style:style style:name="T23" style:family="text">
      <style:text-properties officeooo:rsid="0014bf7c"/>
    </style:style>
    <style:style style:name="T24" style:family="text">
      <style:text-properties officeooo:rsid="0019897f"/>
    </style:style>
    <style:style style:name="T25" style:family="text">
      <style:text-properties officeooo:rsid="001ac7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ÝCHOZÍ HODNOTY</text:p>
      <text:p text:style-name="P9"/>
      <text:p text:style-name="P16"><text:span text:style-name="T11">LDR<text:tab/></text:span><text:span text:style-name="T1">-----nab-a22-----4a-4500</text:span></text:p>
      <text:p text:style-name="P1"><text:span text:style-name="T18">FMT<text:tab/></text:span><text:span text:style-name="T1">RS</text:span></text:p>
      <text:p text:style-name="P16"><text:span text:style-name="T19">003</text:span><text:span text:style-name="T2"><text:tab/>C</text:span><text:span text:style-name="T1">Z-PrUCL</text:span></text:p>
      <text:p text:style-name="P16"><text:span text:style-name="T19">005</text:span><text:span text:style-name="T2"><text:tab/></text:span><text:span text:style-name="T1">20201231</text:span></text:p>
      <text:p text:style-name="P17"/>
      <text:p text:style-name="P1"><text:span text:style-name="T18">040</text:span><text:span text:style-name="T1"><text:tab/>__<text:tab/>$aABB060$bcze</text:span></text:p>
      <text:p text:style-name="P1"><text:span text:style-name="T18">041</text:span><text:span text:style-name="T1"><text:tab/>0_<text:tab/>$acze</text:span></text:p>
      <text:p text:style-name="P1"><text:span text:style-name="T18">336</text:span><text:span text:style-name="T1"><text:tab/>__<text:tab/>$atext$btxt$2rdacontent</text:span></text:p>
      <text:p text:style-name="P16"><text:span text:style-name="T19">337</text:span><text:span text:style-name="T2"><text:tab/>__<text:tab/>$a</text:span><text:span text:style-name="T1">bez média</text:span><text:span text:style-name="T2">$</text:span><text:span text:style-name="T1">bn</text:span><text:span text:style-name="T2">$</text:span><text:span text:style-name="T1">2rdamedia</text:span></text:p>
      <text:p text:style-name="P16"><text:span text:style-name="T19">338</text:span><text:span text:style-name="T2"><text:tab/>__<text:tab/>$</text:span><text:span text:style-name="T1">ajiný</text:span><text:span text:style-name="T2">$</text:span><text:span text:style-name="T1">bnz</text:span><text:span text:style-name="T2">$</text:span><text:span text:style-name="T1">2rdacarrier</text:span></text:p>
      <text:p text:style-name="P16"><text:span text:style-name="T19">500</text:span><text:span text:style-name="T2"><text:tab/>__<text:tab/>$</text:span><text:span text:style-name="T1">aStrojově převedený záznam z RETROBI bez redakční kontroly.</text:span></text:p>
      <text:p text:style-name="P1"><text:span text:style-name="T18">910</text:span><text:span text:style-name="T1"><text:tab/>__<text:tab/>$aABB060</text:span></text:p>
      <text:p text:style-name="P1"><text:span text:style-name="T18">964</text:span><text:span text:style-name="T1"><text:tab/>__<text:tab/>$aRETROBI</text:span></text:p>
      <text:p text:style-name="P1"><text:span text:style-name="T18">OWN</text:span><text:span text:style-name="T1"><text:tab/>__<text:tab/>$aUCLA</text:span></text:p>
      <text:p text:style-name="P35"><text:span text:style-name="T18">SIF</text:span><text:tab/>__<text:tab/>$aRET</text:p>
      <text:p text:style-name="P18"/>
      <text:p text:style-name="P2"><text:span text:style-name="T22">ZÁKLADNÍ </text:span>TRANSFORMACE</text:p>
      <text:p text:style-name="P2"/>
      <text:p text:style-name="P15"><text:span text:style-name="T18">001</text:span><text:span text:style-name="T1"><text:tab/>RET</text:span><text:span text:style-name="T4">- + </text:span><text:span text:style-name="T1">ID</text:span></text:p>
      <text:p text:style-name="P2"/>
      <text:p text:style-name="P10">ID = Hodnota pole [_id]</text:p>
      <text:p text:style-name="P2"/>
      <text:p text:style-name="P23">Vstup:<text:tab/><text:tab/>0008e222cf83b1ee60886efd9913afe7</text:p>
      <text:p text:style-name="P23">Výstup:<text:tab/>=001 <text:s/>RET-0008e222cf83b1ee60886efd9913afe7</text:p>
      <text:p text:style-name="P2"/>
      <text:p text:style-name="P3">008<text:tab/><text:span text:style-name="T3">19600101 + [ s + ROK </text:span><text:span text:style-name="T20">OR</text:span><text:span text:style-name="T3"> n---- ] + ----xr------------|||-|| + </text:span><text:span text:style-name="T4">LANG + -d</text:span></text:p>
      <text:p text:style-name="P11"/>
      <text:p text:style-name="P3"><text:span text:style-name="T3">ROK = </text:span><text:span text:style-name="T5">Hodnota z </text:span><text:span text:style-name="T3">[bibligraficka cast/zdroj/rok] </text:span><text:span text:style-name="T5">p</text:span><text:span text:style-name="T3">okud je to čtyřmístné číslo.</text:span></text:p>
      <text:p text:style-name="P4"><text:span text:style-name="T3">L</text:span><text:span text:style-name="T1">A</text:span><text:span text:style-name="T9">N</text:span><text:span text:style-name="T1">G = ‚cze‘, ‚slo‘, nebo ‚ger‘ podle obsahu [bibliograficka_cast/zdroj/nazev] a seznamu hodnot.</text:span></text:p>
      <text:p text:style-name="P10"/>
      <text:p text:style-name="P23">Vstup:<text:tab/><text:tab/>1924 Národní Osvobození</text:p>
      <text:p text:style-name="P23">Výstup:<text:tab/>=008 <text:s/>19600101s1924----xr------------|||-||cze-d</text:p>
      <text:p text:style-name="P29"/>
      <text:p text:style-name="P4">100<text:tab/><text:span text:style-name="T1">1_</text:span><text:tab/><text:span text:style-name="T1">MDT</text:span> + <text:span text:style-name="T1">$4aut</text:span></text:p>
      <text:p text:style-name="P10"/>
      <text:p text:style-name="P4"><text:span text:style-name="T1">MDT = V</text:span><text:span text:style-name="T8">ý</text:span><text:span text:style-name="T1">stup of</text:span><text:span text:style-name="T9">f</text:span><text:span text:style-name="T1">line MDT podle [nazvova_cast/autor/jmeno] a [nazvova_cast/autor].</text:span></text:p>
      <text:p text:style-name="P10"/>
      <text:p text:style-name="P23">Vstup:<text:tab/><text:tab/>Čapek, Karel jk01021023</text:p>
      <text:p text:style-name="P23">Výstup:<text:tab/>=100 <text:s/>1\$aČapek, Karel,$d1890-1938$7jk01021023$4aut</text:p>
      <text:p text:style-name="P29"/>
      <text:p text:style-name="P5">245<text:tab/><text:span text:style-name="T5">10<text:tab/>$a[Název textu k dispozici na připojeném lístku]$cNAME</text:span></text:p>
      <text:p text:style-name="P12"/>
      <text:p text:style-name="P7"><text:span text:style-name="T1">NAME = Jm</text:span><text:span text:style-name="T8">é</text:span><text:span text:style-name="T1">no z [nazvova_cast/autor/jmeno]. Pokud je ve form</text:span><text:span text:style-name="T8">á</text:span><text:span text:style-name="T1">tu „A, B“ je p</text:span><text:span text:style-name="T8">ř</text:span><text:span text:style-name="T1">evedeno na „B A“.</text:span></text:p>
      <text:p text:style-name="P12"/>
      <text:p text:style-name="P24">Vstup:<text:tab/><text:tab/><text:span text:style-name="T22">Barák, <text:s/>Josef</text:span></text:p>
      <text:p text:style-name="P24">Výstup:<text:tab/><text:span text:style-name="T22">=245 <text:s/>10$a[Název textu k dispozici na připojeném lístku]$cJosef Barák</text:span></text:p>
      <text:p text:style-name="P31"/>
      <text:p text:style-name="P31"/>
      <text:p text:style-name="P31"/>
      <text:p text:style-name="P31"/>
      <text:p text:style-name="P7"><text:soft-page-break/>520<text:span text:style-name="T1"><text:tab/>2_<text:tab/>$aANOTACE</text:span></text:p>
      <text:p text:style-name="P12"/>
      <text:p text:style-name="P12">ANOTACE = Hodnota z [anotacni_cast/'anotace], pokud existuje pak hodnota [segment_anotation].</text:p>
      <text:p text:style-name="P12"/>
      <text:p text:style-name="P7"><text:span text:style-name="T1">Odstran</text:span><text:span text:style-name="T8">ě</text:span><text:span text:style-name="T1">n</text:span><text:span text:style-name="T8">í</text:span><text:span text:style-name="T1"> | z prav</text:span><text:span text:style-name="T8">é</text:span><text:span text:style-name="T1"> strany. Odstran</text:span><text:span text:style-name="T8">ě</text:span><text:span text:style-name="T1">n</text:span><text:span text:style-name="T8">í</text:span><text:span text:style-name="T1"> [] z</text:span><text:span text:style-name="T8">á</text:span><text:span text:style-name="T1">vorek. Pokud </text:span><text:span text:style-name="T10">ne</text:span><text:span text:style-name="T1">kon</text:span><text:span text:style-name="T10">čí</text:span><text:span text:style-name="T1"> na . p</text:span><text:span text:style-name="T8">ř</text:span><text:span text:style-name="T1">id</text:span><text:span text:style-name="T8">á</text:span><text:span text:style-name="T1"> se . na konec.</text:span></text:p>
      <text:p text:style-name="P12"/>
      <text:p text:style-name="P25">Vstup:<text:tab/><text:tab/><text:span text:style-name="T23">Tři básně.</text:span></text:p>
      <text:p text:style-name="P25">Výstup:<text:tab/><text:span text:style-name="T23">=520 <text:s/>2\$aTři básně.</text:span></text:p>
      <text:p text:style-name="P31"/>
      <text:p text:style-name="P7">600<text:span text:style-name="T1"><text:tab/>17<text:tab/></text:span><text:span text:style-name="T6">MDT + $2czenas </text:span><text:span text:style-name="T20">OR</text:span><text:span text:style-name="T6"> $aNAME$7IDENT</text:span></text:p>
      <text:p text:style-name="P13"/>
      <text:p text:style-name="P8"><text:span text:style-name="T6">N</text:span><text:span text:style-name="T1">AME = </text:span><text:span text:style-name="T8">Hodnota </text:span><text:span text:style-name="T4">[</text:span><text:span text:style-name="T1">anotacni_cast/odkazovana_osoba/jmeno</text:span><text:span text:style-name="T4">].</text:span></text:p>
      <text:p text:style-name="P8"><text:span text:style-name="T6">I</text:span><text:span text:style-name="T1">DENT = </text:span><text:span text:style-name="T8">Hodnota </text:span><text:span text:style-name="T4">[</text:span><text:span text:style-name="T1">anotacni_cast/odkazovana_osoba].</text:span></text:p>
      <text:p text:style-name="P6"><text:span text:style-name="T1">MDT = V</text:span><text:span text:style-name="T8">ý</text:span><text:span text:style-name="T1">stup offline MDT podle </text:span><text:span text:style-name="T6">NAME a IDENT.</text:span></text:p>
      <text:p text:style-name="P14"/>
      <text:p text:style-name="P34">Kompletní, nebo částečný výstup na zakladě MDT.</text:p>
      <text:p text:style-name="P14"/>
      <text:p text:style-name="P26">Vstup:<text:tab/><text:tab/><text:span text:style-name="T24">Kafka, Franz jn19990218037</text:span></text:p>
      <text:p text:style-name="P26">Výstup:<text:tab/><text:span text:style-name="T24">=600 <text:s/>17$aKafka, Franz,$d1883-1924$7jn19990218037$2czenas</text:span></text:p>
      <text:p text:style-name="P33"/>
      <text:p text:style-name="P8">655<text:span text:style-name="T1"><text:tab/>_7<text:tab/>$aCHAR</text:span></text:p>
      <text:p text:style-name="P14"/>
      <text:p text:style-name="P8"><text:span text:style-name="T1">CHAR = </text:span><text:span text:style-name="T7">Hodnota </text:span><text:span text:style-name="T1">[nazvova_cast/charakteristika].</text:span></text:p>
      <text:p text:style-name="P14"/>
      <text:p text:style-name="P27">Vstup:<text:tab/><text:tab/><text:span text:style-name="T25">Tři básně</text:span></text:p>
      <text:p text:style-name="P27">Výstup:<text:tab/><text:span text:style-name="T25">=655 <text:s/>\7$aTři básně</text:span></text:p>
      <text:p text:style-name="P14"><text:s/></text:p>
      <text:p text:style-name="P19"><text:span text:style-name="T12">773<text:tab/></text:span><text:span text:style-name="T15">0_<text:tab/>$tSRC$g + [Jg. </text:span><text:span text:style-name="T21">OR</text:span><text:span text:style-name="T15"> Roč. </text:span><text:span text:style-name="T21">OR</text:span><text:span text:style-name="T15"> R. ] + _ + <text:s/>DATE + $9YEAR</text:span></text:p>
      <text:p text:style-name="P21"/>
      <text:p text:style-name="P19"><text:span text:style-name="T16">S</text:span><text:span text:style-name="T15">RC =</text:span><text:span text:style-name="T13"> </text:span><text:span text:style-name="T15">Hodnota [</text:span><text:span text:style-name="T14">bibliograficka_cast/zdroj/nazev</text:span><text:span text:style-name="T15">], pokud existuje tak poslední numericka hodnota z [segment_bibliography] s odstranenim ‚In: ‘.</text:span></text:p>
      <text:p text:style-name="P22"/>
      <text:p text:style-name="P20"><text:span text:style-name="T15">DATE = Hodnota [</text:span><text:span text:style-name="T14">bibliograficka_cast/zdroj/rok</text:span><text:span text:style-name="T15">], </text:span><text:span text:style-name="T17">pokud existuje tak </text:span><text:span text:style-name="T15">[segment_bibliography] </text:span><text:span text:style-name="T17">s odstranenim ‚In: ‘ a | z prava. Dale s odstraneni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7:59.330935034</meta:creation-date>
    <dc:date>2020-10-27T11:28:09.257896227</dc:date>
    <meta:editing-duration>PT2H6M1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317" meta:character-count="2261" meta:non-whitespace-character-count="1984"/>
  </office:meta>
</office:document-meta>
</file>